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ngkick arti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tal nbr</text:p>
          </table:table-cell>
          <table:table-cell office:value-type="float" office:value="32230" table:style-name="ce1">
            <text:p>32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spotify match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2010-2020</text:p>
          </table:table-cell>
          <table:table-cell office:value-type="float" office:value="29389" table:style-name="ce1">
            <text:p>293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matches 2010-20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duplicate match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ngkick concer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tal nbr</text:p>
          </table:table-cell>
          <table:table-cell office:value-type="float" office:value="81433" table:style-name="ce1">
            <text:p>814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without artist</text:p>
          </table:table-cell>
          <table:table-cell office:value-type="float" office:value="578" table:style-name="ce1">
            <text:p>5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2010-2020</text:p>
          </table:table-cell>
          <table:table-cell office:value-type="float" office:value="67535" table:style-name="ce1">
            <text:p>675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without artist 2010-202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ngkick venu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tal nbr</text:p>
          </table:table-cell>
          <table:table-cell office:value-type="float" office:value="6656" table:style-name="ce1">
            <text:p>6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localities</text:p>
          </table:table-cell>
          <table:table-cell office:value-type="float" office:value="160" table:style-name="ce1">
            <text:p>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latitude</text:p>
          </table:table-cell>
          <table:table-cell office:value-type="float" office:value="3472" table:style-name="ce1">
            <text:p>34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longitude</text:p>
          </table:table-cell>
          <table:table-cell office:value-type="float" office:value="3522" table:style-name="ce1">
            <text:p>35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2010-2020</text:p>
          </table:table-cell>
          <table:table-cell office:value-type="float" office:value="5624" table:style-name="ce1">
            <text:p>5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localities 2010-2020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latitude 2010-2020</text:p>
          </table:table-cell>
          <table:table-cell office:value-type="float" office:value="3093" table:style-name="ce1">
            <text:p>3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longitude 2010-2020</text:p>
          </table:table-cell>
          <table:table-cell office:value-type="float" office:value="3058" table:style-name="ce1">
            <text:p>3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duplicat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otify arti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tal nb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2010-20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edian follow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edian monthly listen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duplicat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otify gen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tal nb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top genre match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manual match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2010-20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matches 2010-20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manual matches 2010-2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ikidata gen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tal nbr</text:p>
          </table:table-cell>
          <table:table-cell office:value-type="float" office:value="4574" table:style-name="ce1">
            <text:p>45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top genres</text:p>
          </table:table-cell>
          <table:table-cell office:value-type="float" office:value="1403" table:style-name="ce1">
            <text:p>1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r unique top genres</text:p>
          </table:table-cell>
          <table:table-cell office:value-type="float" office:value="1323" table:style-name="ce1">
            <text:p>132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ikidata ot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demony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sta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r citi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otify tra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tal nb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r arti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r audio features</text:p>
          </table:table-cell>
          <table:table-cell table:number-columns-repeated="16383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Cyrille</dc:creator>
    <meta:creation-date>2021-11-01T21:22:37Z</meta:creation-date>
    <dc:date>2021-11-02T06:29:44Z</dc:date>
    <meta:editing-cycles>1</meta:editing-cycles>
    <meta:editing-duration>PT4905S</meta:editing-duration>
  </office:meta>
</office:document-meta>
</file>